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fo:font-weight="bold" style:font-weight-asian="bold"/>
    </style:style>
    <style:style style:name="P3" style:family="paragraph" style:parent-style-name="Text_20_body">
      <style:paragraph-properties fo:line-height="150%" fo:text-align="start" style:justify-single-word="false"/>
      <style:text-properties fo:font-weight="bold" style:font-weight-asian="bold" style:font-size-complex="14pt"/>
    </style:style>
    <style:style style:name="P4" style:family="paragraph" style:parent-style-name="Основной_20_текст_20_2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line-height="150%" fo:text-align="center" style:justify-single-word="false"/>
      <style:text-properties fo:color="#ff0000" fo:font-size="14pt" style:font-size-asian="14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fo:color="#ff0000"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Text_20_body">
      <style:paragraph-properties fo:line-height="150%"/>
      <style:text-properties style:font-size-complex="14pt"/>
    </style:style>
    <style:style style:name="P10" style:family="paragraph" style:parent-style-name="Text_20_body" style:list-style-name="WW8Num3">
      <style:paragraph-properties fo:text-align="start" style:justify-single-word="false"/>
      <style:text-properties officeooo:paragraph-rsid="000acb9d"/>
    </style:style>
    <style:style style:name="P11" style:family="paragraph" style:parent-style-name="Основной_20_текст_20_2" style:list-style-name="WW8Num3"/>
    <style:style style:name="P12" style:family="paragraph" style:parent-style-name="Основной_20_текст_20_2" style:list-style-name="WW8Num3">
      <style:text-properties officeooo:paragraph-rsid="000acb9d"/>
    </style:style>
    <style:style style:name="P13" style:family="paragraph" style:parent-style-name="Основной_20_текст_20_2" style:list-style-name="WW8Num3">
      <style:text-properties style:font-size-complex="14pt"/>
    </style:style>
    <style:style style:name="P14" style:family="paragraph" style:parent-style-name="Основной_20_текст_20_2" style:list-style-name="WW8Num3">
      <style:text-properties officeooo:paragraph-rsid="000acb9d" style:font-size-complex="14pt"/>
    </style:style>
    <style:style style:name="P15" style:family="paragraph" style:parent-style-name="Основной_20_текст_20_2">
      <style:paragraph-properties fo:line-height="150%"/>
      <style:text-properties fo:color="#ff0000"/>
    </style:style>
    <style:style style:name="T1" style:family="text">
      <style:text-properties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НА БЛАНКЕ ОРГАНИЗАЦИИ!</text:p>
      <text:p text:style-name="P6"/>
      <text:p text:style-name="P5"/>
      <text:p text:style-name="P8">СПРАВКА </text:p>
      <text:p text:style-name="P1">о внедрении результатов <text:span text:style-name="T1">диссертационного исследования</text:span></text:p>
      <text:p text:style-name="P9">___ФИО_в_родительном_падеже___</text:p>
      <text:p text:style-name="P2"/>
      <text:p text:style-name="P3">ПРИМЕРЫ:</text:p>
      <text:list xml:id="list114859909" text:style-name="WW8Num3">
        <text:list-item>
          <text:p text:style-name="P10"><text:span text:style-name="T1">Результаты диссертационной работы ___ФИО_в_родительном_падеже___ используются в практической работе</text:span> хирургического отделения Российской детской клинической больницы / на занятиях по …</text:p>
        </text:list-item>
        <text:list-item>
          <text:p text:style-name="P14">Результаты диссертационной работы ___ФИО_в_родительном_падеже___ внедрены в практику деятельности университета. В частности: …</text:p>
        </text:list-item>
        <text:list-item>
          <text:p text:style-name="P14">Результаты диссертационной работы ___ФИО_в_родительном_падеже___ внедрены в учебный процесс при изучении студентами дисциплин…</text:p>
        </text:list-item>
        <text:list-item>
          <text:p text:style-name="P13">Отдельные положения диссертационной работы апробированы в ходе обучения….</text:p>
        </text:list-item>
        <text:list-item>
          <text:p text:style-name="P12">С участием <text:span text:style-name="T1">___ФИО_в_родительном_падеже___</text:span> подготовлены и изданы методические разработки, а именно …</text:p>
        </text:list-item>
        <text:list-item>
          <text:p text:style-name="P11">Результаты исследования использованы при подготовке лекционного курса «_____».</text:p>
        </text:list-item>
        <text:list-item>
          <text:p text:style-name="P11">Использование результатов диссертационной работы позволило повысить эффективность деятельности…. И более успешно решать задачи оп развитию…</text:p>
        </text:list-item>
      </text:list>
      <text:p text:style-name="P4"/>
      <text:p text:style-name="P4"/>
      <text:p text:style-name="P4"/>
      <text:p text:style-name="P4">Руководитель организации<text:tab/><text:tab/><text:tab/><text:tab/><text:tab/><text:tab/>ФИО</text:p>
      <text:p text:style-name="P4">Дата</text:p>
      <text:p text:style-name="P4"/>
      <text:p text:style-name="P4"/>
      <text:p text:style-name="P15">ГЕРБОВАЯ ПЕЧАТЬ ОРГАНИЗАЦ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КТ</dc:title>
    <dc:subject/>
    <meta:keyword/>
    <meta:initial-creator>Павел Огурцов</meta:initial-creator>
    <meta:creation-date>2019-02-12T23:33:00</meta:creation-date>
    <dc:date>2025-10-16T14:40:54.176829577</dc:date>
    <meta:print-date>2013-02-06T10:25:00</meta:print-date>
    <meta:editing-cycles>6</meta:editing-cycles>
    <meta:editing-duration>PT6M30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10" meta:character-count="1016" meta:non-whitespace-character-count="922"/>
  </office:meta>
</office:document-meta>
</file>